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Andale Mono', 'DejaVu Sans Mono', monospace"/>
    <style:font-face style:name="AR PL SungtiL GB" svg:font-family="'AR PL SungtiL GB'"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color="#262626" fo:font-size="12pt" style:font-size-asian="12pt" style:font-size-complex="12pt"/>
    </style:style>
    <style:style style:name="P2" style:family="paragraph" style:parent-style-name="Standard">
      <style:paragraph-properties fo:line-height="100%" fo:text-align="start" style:justify-single-word="false"/>
      <style:text-properties style:font-name="FreeSerif" fo:font-size="12pt" fo:font-weight="bold" style:font-name-asian="FreeSerif1" style:font-size-asian="12pt" style:font-weight-asian="bold" style:font-name-complex="FreeSerif1" style:font-size-complex="12pt"/>
    </style:style>
    <style:style style:name="P3" style:family="paragraph" style:parent-style-name="Standard">
      <style:paragraph-properties fo:line-height="100%"/>
      <style:text-properties style:font-name="FreeSerif" fo:font-size="16pt" style:text-underline-style="solid" style:text-underline-width="auto" style:text-underline-color="font-color" fo:font-weight="bold" style:font-name-asian="FreeSerif1" style:font-size-asian="16pt" style:font-weight-asian="bold" style:font-name-complex="FreeSerif1" style:font-size-complex="16pt"/>
    </style:style>
    <style:style style:name="P4" style:family="paragraph" style:parent-style-name="Standard">
      <style:paragraph-properties fo:margin-left="1.27cm" fo:margin-right="0cm" fo:line-height="100%" fo:text-align="start" style:justify-single-word="false" fo:text-indent="0cm" style:auto-text-indent="false"/>
    </style:style>
    <style:style style:name="P5" style:family="paragraph" style:parent-style-name="Standard">
      <style:paragraph-properties fo:margin-left="0cm" fo:margin-right="0cm" fo:line-height="100%" fo:text-align="start" style:justify-single-word="false" fo:text-indent="1.27cm" style:auto-text-indent="false"/>
    </style:style>
    <style:style style:name="P6" style:family="paragraph" style:parent-style-name="Standard">
      <style:paragraph-properties fo:margin-left="0cm" fo:margin-right="0cm" fo:margin-top="0.423cm" fo:margin-bottom="0.423cm" loext:contextual-spacing="false" fo:line-height="100%" fo:text-indent="0cm" style:auto-text-indent="false"/>
      <style:text-properties fo:color="#262626" fo:font-size="12pt" style:font-size-asian="12pt" style:font-size-complex="12pt"/>
    </style:style>
    <style:style style:name="P7" style:family="paragraph" style:parent-style-name="Standard" style:master-page-name="Standard">
      <style:paragraph-properties fo:text-align="center" style:justify-single-word="false" style:page-number="1"/>
      <style:text-properties style:font-name="FreeSerif" fo:font-size="20pt" fo:font-weight="bold" style:font-name-asian="FreeSerif1" style:font-size-asian="20pt" style:font-weight-asian="bold" style:font-name-complex="FreeSerif1" style:font-size-complex="20pt"/>
    </style:style>
    <style:style style:name="P8" style:family="paragraph" style:parent-style-name="Standard" style:list-style-name="L2">
      <style:paragraph-properties fo:line-height="100%"/>
      <style:text-properties officeooo:paragraph-rsid="0004b816"/>
    </style:style>
    <style:style style:name="P9" style:family="paragraph" style:parent-style-name="Standard" style:list-style-name="L2">
      <style:paragraph-properties fo:line-height="100%"/>
      <style:text-properties officeooo:paragraph-rsid="000758ba"/>
    </style:style>
    <style:style style:name="P10" style:family="paragraph" style:parent-style-name="Standard">
      <style:paragraph-properties fo:line-height="100%"/>
      <style:text-properties officeooo:paragraph-rsid="00074f89"/>
    </style:style>
    <style:style style:name="P11" style:family="paragraph" style:parent-style-name="Standard">
      <style:paragraph-properties fo:line-height="100%"/>
      <style:text-properties fo:color="#262626" fo:font-size="12pt" officeooo:rsid="0004b816" officeooo:paragraph-rsid="0004b816" style:font-size-asian="12pt" style:font-size-complex="12pt"/>
    </style:style>
    <style:style style:name="P12" style:family="paragraph" style:parent-style-name="Standard">
      <style:paragraph-properties fo:line-height="100%"/>
      <style:text-properties fo:color="#262626" fo:font-size="12pt" officeooo:rsid="00059fb1" officeooo:paragraph-rsid="00059fb1" style:font-size-asian="12pt" style:font-size-complex="12pt"/>
    </style:style>
    <style:style style:name="P13" style:family="paragraph" style:parent-style-name="Standard" style:list-style-name="L2">
      <style:paragraph-properties fo:line-height="100%"/>
      <style:text-properties officeooo:rsid="0004b816" officeooo:paragraph-rsid="0004b816"/>
    </style:style>
    <style:style style:name="P14" style:family="paragraph" style:parent-style-name="Standard">
      <style:paragraph-properties fo:line-height="100%"/>
      <style:text-properties officeooo:rsid="0004b816" officeooo:paragraph-rsid="0004b816"/>
    </style:style>
    <style:style style:name="P15" style:family="paragraph" style:parent-style-name="Standard" style:list-style-name="L3">
      <style:paragraph-properties fo:line-height="100%"/>
      <style:text-properties officeooo:rsid="0004b816" officeooo:paragraph-rsid="0004b816"/>
    </style:style>
    <style:style style:name="P16" style:family="paragraph" style:parent-style-name="Standard">
      <style:paragraph-properties fo:text-align="center" style:justify-single-word="false"/>
      <style:text-properties style:font-name="FreeSerif" fo:font-size="20pt" fo:font-weight="bold" style:font-name-asian="FreeSerif1" style:font-size-asian="20pt" style:font-weight-asian="bold" style:font-name-complex="FreeSerif1" style:font-size-complex="20pt"/>
    </style:style>
    <style:style style:name="P17" style:family="paragraph" style:parent-style-name="Standard">
      <style:paragraph-properties fo:text-align="center" style:justify-single-word="false"/>
      <style:text-properties style:font-name="FreeSerif" fo:font-size="20pt" fo:font-weight="bold" officeooo:rsid="0004b816" officeooo:paragraph-rsid="0004b816" style:font-name-asian="FreeSerif1" style:font-size-asian="20pt" style:font-weight-asian="bold" style:font-name-complex="FreeSerif1" style:font-size-complex="20pt"/>
    </style:style>
    <style:style style:name="P18" style:family="paragraph" style:parent-style-name="Standard" style:list-style-name="L3">
      <style:paragraph-properties fo:line-height="100%"/>
      <style:text-properties officeooo:rsid="00079217" officeooo:paragraph-rsid="00079217"/>
    </style:style>
    <style:style style:name="P19" style:family="paragraph" style:parent-style-name="Standard" style:list-style-name="WWNum3">
      <style:paragraph-properties fo:margin-left="1.27cm" fo:margin-right="0cm" fo:margin-top="0.423cm" fo:margin-bottom="0cm" loext:contextual-spacing="false" fo:line-height="100%" fo:text-indent="-0.635cm" style:auto-text-indent="false"/>
      <style:text-properties fo:color="#262626" fo:font-size="12pt" officeooo:paragraph-rsid="0002e3ac" style:font-size-asian="12pt" style:font-size-complex="12pt"/>
    </style:style>
    <style:style style:name="P20" style:family="paragraph" style:parent-style-name="Standard">
      <style:paragraph-properties fo:margin-left="1.27cm" fo:margin-right="0cm" fo:margin-top="0.423cm" fo:margin-bottom="0cm" loext:contextual-spacing="false" fo:line-height="100%" fo:text-align="start" style:justify-single-word="false" fo:text-indent="-0.635cm" style:auto-text-indent="false"/>
      <style:text-properties fo:color="#262626" fo:font-size="12pt" officeooo:rsid="0002e3ac" officeooo:paragraph-rsid="0002e3ac" style:font-size-asian="12pt" style:font-size-complex="12pt"/>
    </style:style>
    <style:style style:name="P21" style:family="paragraph" style:parent-style-name="Standard">
      <style:paragraph-properties fo:margin-left="0cm" fo:margin-right="0cm" fo:margin-top="0.423cm" fo:margin-bottom="0.423cm" loext:contextual-spacing="false" fo:line-height="100%" fo:text-indent="0cm" style:auto-text-indent="false"/>
      <style:text-properties fo:color="#262626" fo:font-size="12pt" officeooo:rsid="0002e3ac" officeooo:paragraph-rsid="0002e3ac" style:font-size-asian="12pt" style:font-size-complex="12pt"/>
    </style:style>
    <style:style style:name="P22" style:family="paragraph" style:parent-style-name="Standard">
      <style:paragraph-properties fo:margin-left="0cm" fo:margin-right="0cm" fo:margin-top="0.423cm" fo:margin-bottom="0.423cm" loext:contextual-spacing="false" fo:line-height="100%" fo:text-indent="0cm" style:auto-text-indent="false"/>
      <style:text-properties officeooo:paragraph-rsid="0002e3ac"/>
    </style:style>
    <style:style style:name="P23" style:family="paragraph" style:parent-style-name="Standard">
      <style:paragraph-properties fo:margin-left="0cm" fo:margin-right="0cm" fo:margin-top="0.423cm" fo:margin-bottom="0.423cm" loext:contextual-spacing="false" fo:line-height="100%" fo:text-indent="0cm" style:auto-text-indent="false"/>
      <style:text-properties officeooo:rsid="0002e3ac" officeooo:paragraph-rsid="0002e3ac"/>
    </style:style>
    <style:style style:name="P24" style:family="paragraph" style:parent-style-name="Standard" style:list-style-name="WWNum3">
      <style:paragraph-properties fo:margin-top="0.423cm" fo:margin-bottom="0.423cm" loext:contextual-spacing="false" fo:line-height="100%"/>
      <style:text-properties fo:color="#262626" fo:font-size="12pt" officeooo:paragraph-rsid="0002e3ac" style:font-size-asian="12pt" style:font-size-complex="12pt"/>
    </style:style>
    <style:style style:name="P25" style:family="paragraph" style:parent-style-name="Preformatted_20_Text">
      <style:paragraph-properties fo:margin-left="0cm" fo:margin-right="0cm" fo:margin-top="0.423cm" fo:margin-bottom="0.423cm" loext:contextual-spacing="false" fo:line-height="100%" fo:text-indent="0cm" style:auto-text-indent="false"/>
      <style:text-properties fo:font-variant="normal" fo:text-transform="none" fo:color="#000000" fo:letter-spacing="normal" fo:font-style="normal" fo:font-weight="normal" officeooo:rsid="0002e3ac" officeooo:paragraph-rsid="0002e3ac"/>
    </style:style>
    <style:style style:name="T1" style:family="text">
      <style:text-properties style:font-name="FreeSerif" fo:font-size="12pt" fo:font-weight="bold" style:font-name-asian="FreeSerif1" style:font-size-asian="12pt" style:font-weight-asian="bold" style:font-name-complex="FreeSerif1" style:font-size-complex="12pt"/>
    </style:style>
    <style:style style:name="T2" style:family="text">
      <style:text-properties fo:color="#1155cc" style:font-name="FreeSerif" fo:font-size="12pt" style:text-underline-style="solid" style:text-underline-width="auto" style:text-underline-color="font-color" fo:font-weight="bold" style:font-name-asian="FreeSerif1" style:font-size-asian="12pt" style:font-weight-asian="bold" style:font-name-complex="FreeSerif1" style:font-size-complex="12pt"/>
    </style:style>
    <style:style style:name="T3" style:family="text">
      <style:text-properties fo:color="#262626" fo:font-size="12pt" style:font-size-asian="12pt" style:font-size-complex="12pt"/>
    </style:style>
    <style:style style:name="T4" style:family="text">
      <style:text-properties fo:color="#262626" fo:font-size="12pt" officeooo:rsid="0002e3ac" style:font-size-asian="12pt" style:font-size-complex="12pt"/>
    </style:style>
    <style:style style:name="T5" style:family="text">
      <style:text-properties fo:color="#262626" fo:font-size="12pt" officeooo:rsid="0004b816" style:font-size-asian="12pt" style:font-size-complex="12pt"/>
    </style:style>
    <style:style style:name="T6" style:family="text">
      <style:text-properties officeooo:rsid="0002e3ac"/>
    </style:style>
    <style:style style:name="T7" style:family="text">
      <style:text-properties officeooo:rsid="0004b816"/>
    </style:style>
    <style:style style:name="T8" style:family="text">
      <style:text-properties officeooo:rsid="00059fb1"/>
    </style:style>
    <style:style style:name="T9" style:family="text">
      <style:text-properties fo:font-variant="normal" fo:text-transform="none" fo:color="#262626" style:font-name="Monaco" fo:font-size="12pt" fo:letter-spacing="normal" fo:font-style="normal" fo:font-weight="normal"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P<text:span text:style-name="T7">5</text:span> - ASR2 - ENS Lyon - L3IF - 2019-2020</text:p>
      <text:p text:style-name="P16">Implémentation d’un <text:span text:style-name="T6">heap manager</text:span></text:p>
      <text:p text:style-name="P17">Il s’agit d’un tp noté, à rendre vendredi </text:p>
      <text:p text:style-name="P2">Intervenants: </text:p>
      <text:p text:style-name="P4"><text:span text:style-name="T1">Stella Bitchebe (</text:span><text:a xlink:type="simple" xlink:href="mailto:celestine-stella.ndonga-bitchebe@ens-lyon.fr" text:style-name="ListLabel_20_37" text:visited-style-name="ListLabel_20_37"><text:span text:style-name="T2">celestine-stella.ndonga-bitchebe@ens-lyon.fr</text:span></text:a><text:span text:style-name="T1">)</text:span></text:p>
      <text:p text:style-name="P4"><text:span text:style-name="T1">Lavoisier Wapet (</text:span><text:a xlink:type="simple" xlink:href="mailto:patrick-lavoisier.wapet@ens-lyon.fr" text:style-name="ListLabel_20_37" text:visited-style-name="ListLabel_20_37"><text:span text:style-name="T2">patrick-lavoisier.wapet@ens-lyon.fr</text:span></text:a><text:span text:style-name="T1">)</text:span></text:p>
      <text:p text:style-name="P5"><text:span text:style-name="T1">Alain Tchana (</text:span><text:a xlink:type="simple" xlink:href="mailto:alain.tchana@ens-lyon.fr" text:style-name="ListLabel_20_37" text:visited-style-name="ListLabel_20_37"><text:span text:style-name="T2">alain.tchana@ens-lyon.fr</text:span></text:a><text:span text:style-name="T1">)</text:span></text:p>
      <text:p text:style-name="P1"><text:tab/>(Note: ce sujet a été rédigé par Stella et Lavoisier)</text:p>
      <text:p text:style-name="P1"/>
      <text:p text:style-name="P1"/>
      <text:p text:style-name="P3">Objectif général</text:p>
      <text:p text:style-name="P1"/>
      <text:p text:style-name="P1">l’objectif du Tp est d’implanter <text:span text:style-name="T6">heap manager (HM)</text:span> qui <text:span text:style-name="T6">fournit les fonctions:</text:span></text:p>
      <text:list xml:id="list2298446014" text:style-name="WWNum3">
        <text:list-item>
          <text:p text:style-name="P19"><text:span text:style-name="T6">malloc, free, realloc.</text:span></text:p>
        </text:list-item>
        <text:list-item>
          <text:p text:style-name="P24">Ensuite il faudra réaliser un programme qui <text:span text:style-name="T6">testera le bon fonctionnement de votre implantation.</text:span></text:p>
        </text:list-item>
      </text:list>
      <text:p text:style-name="P20">Ce TP vous permettra de maîtriser les pointeurs et toutes les APIs C d’allocation dynamique de la mémoire (malloc, free, mmap, realloc, brk).</text:p>
      <text:p text:style-name="P6"><text:s text:c="2"/></text:p>
      <text:p text:style-name="P21">Comme indiqué dans le cours 7, HM gère des blocs de mémoire virtuelle. Bref, revoir ce cours pour savoir quelles sont les responsabilités d’un HM. Ces blocks sont fournis par l’OS en utilisant brk ou mmap. Ainsi, le HM peut fonctionner comme suit. Lorsque le programme utilisateur fait malloc pour la première fois, HM n’a aucun bloc à sa disposition, il fait une demande de mémoire à l’OS. C’est ici qu’il faut décider de la fonction à utiliser: brk ou mmap. Le second est utilisé pour des grosses demandes. Ensuite HM répond au malloc. Pour cela, une partie du bloc obtenu de l’OS sera utilisée pour répondre au malloc et l’autre partie restera libre, pour les prochains malloc.</text:p>
      <text:p text:style-name="P22"><text:span text:style-name="T4">Pour la gestion des blocs dans HM, je vous propose l’utilisation d’une liste chaînée comme indiquée dans le cours. Chaque bloc contient une première partie qui contient des meta-data le décrivant, ainsi qu’un pointeur sur le début du bloc suivant.</text:span></text:p>
      <text:p text:style-name="P23"><text:span text:style-name="T3">Votre HM doit gérer la fusion de bloc contigus (voir le cours).</text:span></text:p>
      <text:p text:style-name="P23"><text:span text:style-name="T3">Le HM implante l’algorithme first fit dans un premier temps.</text:span></text:p>
      <text:p text:style-name="P23"><text:span text:style-name="T3">Pour faire en sorte que votre programme C utilise votre HM, l’exécuter avec un LD_PRELOAD.</text:span></text:p>
      <text:p text:style-name="P25"><text:span text:style-name="T3">gcc -O2 -Wall -o mymalloc.so -shared mymalloc.c</text:span></text:p>
      <text:p text:style-name="P25"><text:soft-page-break/><text:span text:style-name="T3">LD_PRELOAD="./mymalloc.so" ./a.out</text:span></text:p>
      <text:p text:style-name="P23"><text:span text:style-name="T3"/></text:p>
      <text:p text:style-name="P11">Voici le comportement du malloc</text:p>
      <text:p text:style-name="P11"/>
      <text:list xml:id="list2099834602" text:style-name="L2">
        <text:list-item>
          <text:p text:style-name="P8"><text:span text:style-name="T5">Parcour la liste des blocs à la recherche d’un boc qui pourrait faire l’affaire</text:span></text:p>
          <text:list>
            <text:list-item>
              <text:p text:style-name="P13"><text:span text:style-name="T3">Si bloc trouvé, alors modifier la liste pour prendre en compte la prise d’un bloc ou d’un bout de bloc. Il peut arriver qu’il y ait besoin de couper un bloc.</text:span></text:p>
            </text:list-item>
            <text:list-item>
              <text:p text:style-name="P13"><text:span text:style-name="T3">Si aucun bloc ne fait l’affaire alors</text:span></text:p>
              <text:list>
                <text:list-item>
                  <text:p text:style-name="P9"><text:span text:style-name="T5">Si la taille de la demande est inférieure à </text:span><text:span text:style-name="T9">M_MMAP_THRESHOLD</text:span><text:span text:style-name="T5">, faire un brk pour xxxx</text:span></text:p>
                </text:list-item>
                <text:list-item>
                  <text:p text:style-name="P13"><text:span text:style-name="T3">Sinon faire un mmap.</text:span></text:p>
                </text:list-item>
                <text:list-item>
                  <text:p text:style-name="P13"><text:span text:style-name="T3">Dans les deux cas, insérer le nouveau bloc obtenu dans la liste des bloc et répondre à la requête du malloc</text:span></text:p>
                </text:list-item>
              </text:list>
            </text:list-item>
          </text:list>
        </text:list-item>
      </text:list>
      <text:p text:style-name="P14"><text:span text:style-name="T3"/></text:p>
      <text:p text:style-name="P14"><text:span text:style-name="T3">Voici le comportement du free</text:span></text:p>
      <text:list xml:id="list2872133909" text:style-name="L3">
        <text:list-item>
          <text:p text:style-name="P15"><text:span text:style-name="T3">Parcours la liste des blocs pour retrouver le bloc concerné par le free</text:span></text:p>
        </text:list-item>
        <text:list-item>
          <text:p text:style-name="P15"><text:span text:style-name="T3">Changer les méta-data pour indiquer le nouvel état du bloc</text:span></text:p>
        </text:list-item>
        <text:list-item>
          <text:p text:style-name="P15"><text:span text:style-name="T3">Fusionner si le suivant est libre et adjacent, idem pour le précédent, etc.</text:span></text:p>
        </text:list-item>
        <text:list-item>
          <text:p text:style-name="P18"><text:span text:style-name="T3">Libère de la mémoire au près de l’OS si la quantité de mémoire libre est au dessus d’un seuil et que des pages qui prècèdent le pointeur break sont libres.</text:span></text:p>
        </text:list-item>
      </text:list>
      <text:p text:style-name="P14"><text:span text:style-name="T3"/></text:p>
      <text:p text:style-name="P14"><text:span text:style-name="T3">Je vous laisse imaginer celui du realloc</text:span></text:p>
      <text:p text:style-name="P1"/>
      <text:p text:style-name="P12">Note: sbrk(0) retourne l’adresse de la fin du heap.</text:p>
      <text:p text:style-name="P12">sbrk(inc) va incrementer le heap, donc équivaut à allouer inc octets continus.</text:p>
      <text:p text:style-name="P1"/>
      <text:p text:style-name="P1"/>
      <text:p text:style-name="P10"><text:span text:style-name="T8">A lire:</text:span></text:p>
      <text:p text:style-name="P10"><text:span text:style-name="T8"><text:s/></text:span><text:a xlink:type="simple" xlink:href="http://web.eecs.utk.edu/~huangj/cs360/360/notes/Malloc1/lecture.html" text:style-name="Internet_20_link" text:visited-style-name="Visited_20_Internet_20_Link">http://web.eecs.utk.edu/~huangj/cs360/360/notes/Malloc1/lecture.html</text:a></text:p>
      <text:p text:style-name="P10"><text:a xlink:type="simple" xlink:href="http://web.eecs.utk.edu/~huangj/cs360/360/notes/Malloc2/lecture.html" text:style-name="Internet_20_link" text:visited-style-name="Visited_20_Internet_20_Link">http://web.eecs.utk.edu/~huangj/cs360/360/notes/Malloc2/lecture.html</text:a></text:p>
      <text:p text:style-name="P10"><text:a xlink:type="simple" xlink:href="https://techtalk.intersec.com/2013/08/memory-part-3-managing-memory/" text:style-name="Internet_20_link" text:visited-style-name="Visited_20_Internet_20_Link">https://techtalk.intersec.com/2013/08/memory-part-3-managing-memo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Andale Mono', 'DejaVu Sans Mono', monospace"/>
    <style:font-face style:name="AR PL SungtiL GB" svg:font-family="'AR PL SungtiL GB'"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FreeSerif" svg:font-family="Free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erif1" svg:font-family="Free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n" fo:country="US" style:letter-kerning="false" style:font-name-asian="Calibri1" style:font-size-asian="10.5pt" style:language-asian="zh" style:country-asian="CN" style:font-name-complex="Calibri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FreeSerif" fo:font-family="FreeSerif" style:font-family-generic="roman" style:font-pitch="variable" fo:font-size="12pt" style:text-underline-style="solid" style:text-underline-width="auto" style:text-underline-color="font-color" fo:font-weight="bold" style:font-name-asian="FreeSerif1" style:font-family-asian="FreeSerif" style:font-family-generic-asian="system" style:font-pitch-asian="variable" style:font-size-asian="12pt" style:font-weight-asian="bold" style:font-name-complex="FreeSerif1" style:font-family-complex="FreeSerif"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18T10:29:22.371569768</dc:date>
    <meta:editing-duration>PT1H7M28S</meta:editing-duration>
    <meta:editing-cycles>8</meta:editing-cycles>
    <meta:document-statistic meta:table-count="0" meta:image-count="0" meta:object-count="0" meta:page-count="2" meta:paragraph-count="40" meta:word-count="513" meta:character-count="3207" meta:non-whitespace-character-count="2739"/>
  </office:meta>
</office:document-meta>
</file>